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90000006E350431CE.jpg" manifest:media-type="image/jpeg"/>
  <manifest:file-entry manifest:full-path="Pictures/10000201000000F8000000D0E4F06EB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Calibri" style:font-size-complex="14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style:font-name-complex="Calibri"/>
    </style:style>
    <style:style style:name="P4" style:family="paragraph" style:parent-style-name="Standard">
      <style:text-properties style:font-name="Liberation Serif" fo:font-size="10pt" fo:language="en" fo:country="US" style:font-size-asian="10pt" style:font-name-complex="Calibri" style:font-size-complex="10pt"/>
    </style:style>
    <style:style style:name="P5" style:family="paragraph" style:parent-style-name="Standard">
      <style:text-properties style:font-name="Liberation Serif"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Kimberley Bl" fo:font-size="14pt" fo:language="en" fo:country="US" style:font-size-asian="14pt" style:font-name-complex="Calibri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margin-left="0in" fo:margin-right="0in" fo:text-indent="0.4917in" style:auto-text-indent="false"/>
    </style:style>
    <style:style style:name="P10" style:family="paragraph" style:parent-style-name="Standard">
      <style:paragraph-properties fo:margin-left="0in" fo:margin-right="0in" fo:text-indent="0.4917in" style:auto-text-indent="false"/>
      <style:text-properties fo:font-size="12pt" style:font-size-asian="12pt" style:font-size-complex="12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font-name="Liberation Serif"/>
    </style:style>
    <style:style style:name="P12" style:family="paragraph" style:parent-style-name="Standard" style:master-page-name="Standard">
      <style:paragraph-properties fo:text-align="end" style:justify-single-word="false" style:page-number="auto"/>
      <style:text-properties style:font-name="Liberation Serif"/>
    </style:style>
    <style:style style:name="T1" style:family="text">
      <style:text-properties style:font-name="Kimberley Bl" fo:font-size="14pt" fo:language="en" fo:country="US" style:font-size-asian="14pt" style:font-name-complex="Calibri" style:font-size-complex="11pt"/>
    </style:style>
    <style:style style:name="T2" style:family="text">
      <style:text-properties style:font-name="Liberation Serif" fo:font-size="10pt" fo:language="en" fo:country="US" style:font-size-asian="10pt" style:font-name-complex="Calibri" style:font-size-complex="10pt"/>
    </style:style>
    <style:style style:name="T3" style:family="text">
      <style:text-properties style:font-name="Liberation Serif" fo:font-size="14pt" style:font-size-asian="14pt" style:font-size-complex="14pt"/>
    </style:style>
    <style:style style:name="T4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Alger, le : 14/01/2014</text:p>
      <text:p text:style-name="Standard"/>
      <text:p text:style-name="P11">À Monsieur le sous directeur des activités culturelles et sportives (SDACS) </text:p>
      <text:p text:style-name="P8"/>
      <text:p text:style-name="Standard"><text:span text:style-name="T4">Objet : </text:span><text:span text:style-name="T3">Demande d’autorisation de reservation de salle du cyber espace</text:span></text:p>
      <text:p text:style-name="Standard"/>
      <text:p text:style-name="P2">Monsieur,</text:p>
      <text:p text:style-name="Standard"><text:span text:style-name="T3"><text:tab/><text:tab/></text:span><text:line-break/><text:tab/>Nous vous ecrivant ceci pour vous demandez l'autorisation de reserver la salle de conférence du cyber espace la journée du <text:span text:style-name="Strong_20_Emphasis">Dimanche 19 janvier. <text:line-break/><text:tab/></text:span>En effet, Le club prévoit d'organiser une réunion générale, et du au manque de chaises, il ne sera pas possible de la faire au le local du club. <text:s/></text:p>
      <text:p text:style-name="Standard"><text:tab/>Dans l'attente d'une réponse favorable de votre part, veuillez, Monsieur, agréer nos salutations distinguées.</text:p>
      <text:p text:style-name="Standard"><text:span text:style-name="null"><text:span text:style-name="T5"><text:tab/></text:span></text:span></text:p>
      <text:p text:style-name="P10"/>
      <text:p text:style-name="P5">Directeur de SDACS<text:tab/><text:tab/><text:tab/><text:tab/> <text:tab/><text:tab/> <text:s text:c="7"/>Président du club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Kimberley Bl" svg:font-family="'Kimberley Bl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line-height-at-least="0.0693in" fo:orphans="0" fo:widows="0" fo:hyphenation-ladder-count="no-limit" style:writing-mode="lr-tb">
        <style:tab-stops>
          <style:tab-stop style:position="0.4917in"/>
        </style:tab-stops>
      </style:paragraph-properties>
      <style:text-properties fo:color="#00000a" style:font-name="Times New Roman" fo:font-size="12pt" fo:language="fr" fo:country="FR" style:font-name-asian="DejaVu San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Titre" style:family="paragraph" style:parent-style-name="Standard" style:default-outline-level="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Corps_20_de_20_texte" style:display-name="Corps de texte" style:family="paragraph" style:parent-style-name="Standard" style:default-outline-level="">
      <style:paragraph-properties fo:margin-top="0in" fo:margin-bottom="0.0835in"/>
    </style:style>
    <style:style style:name="Liste" style:family="paragraph" style:parent-style-name="Corps_20_de_20_texte" style:default-outline-level="">
      <style:text-properties style:font-name-complex="Lohit Hindi"/>
    </style:style>
    <style:style style:name="Légende" style:family="paragraph" style:parent-style-name="Standard" style:default-outline-level="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Titre_20_principal" style:display-name="Titre principal" style:family="paragraph" style:parent-style-name="Standard" style:default-outline-level="">
      <style:paragraph-properties fo:margin-top="0.1665in" fo:margin-bottom="0.0835in" fo:text-align="center" style:justify-single-word="false" fo:keep-with-next="always"/>
      <style:text-properties style:font-name="Arial" fo:font-size="14pt" fo:font-weight="bold" style:font-name-asian="Droid Sans Fallback" style:font-size-asian="14pt" style:font-weight-asian="bold" style:font-name-complex="Lohit Hindi" style:font-size-complex="14pt" style:font-weight-complex="bold"/>
    </style:style>
    <style:style style:name="Sous-titre" style:family="paragraph" style:parent-style-name="Titre" style:default-outline-level="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aption" style:family="paragraph" style:parent-style-name="Standard" style:default-outline-level="">
      <style:paragraph-properties fo:margin-top="0.0835in" fo:margin-bottom="0.0835in" text:number-lines="false" text:line-number="0"/>
      <style:text-properties fo:font-style="italic" style:font-style-asian="italic" style:font-name-complex="Lohit Hindi" style:font-style-complex="italic"/>
    </style:style>
    <style:style style:name="En-tête" style:family="paragraph" style:parent-style-name="Standard" style:default-outline-level="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ied_20_de_20_page" style:display-name="Pied de page" style:family="paragraph" style:parent-style-name="Standard" style:default-outline-level="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style:line-height-at-least="0.0693in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Lien_20_Internet" style:display-name="Lien Internet" style:family="text">
      <style:text-properties fo:color="#000080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null" style:family="text" style:parent-style-name="Default_20_Paragraph_20_Fon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Liberation Serif" fo:font-size="14pt" style:font-size-asian="14pt" style:font-name-complex="Calibri" style:font-size-complex="14pt"/>
    </style:style>
    <style:style style:name="MP2" style:family="paragraph" style:parent-style-name="Standard">
      <style:paragraph-properties fo:text-align="center" style:justify-single-word="false"/>
      <style:text-properties style:font-name="Liberation Serif" style:font-name-complex="Calibri"/>
    </style:style>
    <style:style style:name="MP3" style:family="paragraph" style:parent-style-name="Standard">
      <style:paragraph-properties fo:text-align="center" style:justify-single-word="false"/>
      <style:text-properties style:font-name="Kimberley Bl" fo:font-size="14pt" fo:language="en" fo:country="US" style:font-size-asian="14pt" style:font-name-complex="Calibri" style:font-size-complex="11pt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text-properties style:font-name="Liberation Serif" fo:font-size="10pt" fo:language="en" fo:country="US" style:font-size-asian="10pt" style:font-name-complex="Calibri" style:font-size-complex="10pt"/>
    </style:style>
    <style:style style:name="MT1" style:family="text">
      <style:text-properties style:font-name="Kimberley Bl" fo:font-size="14pt" fo:language="en" fo:country="US" style:font-size-asian="14pt" style:font-name-complex="Calibri" style:font-size-complex="11pt"/>
    </style:style>
    <style:style style:name="MT2" style:family="text">
      <style:text-properties style:font-name="Liberation Serif" fo:font-size="10pt" fo:language="en" fo:country="US" style:font-size-asian="10pt" style:font-name-complex="Calibri" style:font-size-complex="10pt"/>
    </style:style>
    <style:style style:name="Mfr1" style:family="graphic" style:parent-style-name="Graphics">
      <style:graphic-properties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in" fo:margin-bottom="1in" fo:margin-left="1.25in" fo:margin-right="1.25in" style:writing-mode="lr-tb" style:layout-grid-color="#c0c0c0" style:layout-grid-lines="36" style:layout-grid-base-height="0.278in" style:layout-grid-ruby-height="0.0008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té des Sciences et de la technologie Houari Boumediene </text:p>
        <text:p text:style-name="MP2">Sous Direction des Activités Culturelles et Sportives</text:p>
        <text:p text:style-name="MP3"/>
        <text:p text:style-name="MP4"><draw:frame draw:style-name="Mfr1" draw:name="Picture" text:anchor-type="as-char" svg:width="1.1346in" svg:height="0.9465in" draw:z-index="0"><draw:image xlink:href="Pictures/10000201000000F8000000D0E4F06EB3.png" xlink:type="simple" xlink:show="embed" xlink:actuate="onLoad"/><svg:title>A description...</svg:title></draw:frame><text:tab/><text:tab/><text:span text:style-name="MT1">Club Open Minds <text:tab/><text:tab/></text:span><draw:frame draw:style-name="Mfr1" draw:name="graphics1" text:anchor-type="as-char" svg:width="1.0654in" svg:height="0.9882in" draw:z-index="1"><draw:image xlink:href="Pictures/10000000000000790000006E350431CE.jpg" xlink:type="simple" xlink:show="embed" xlink:actuate="onLoad"/><svg:title>A description...</svg:title></draw:frame></text:p>
        <text:p text:style-name="MP4"/>
        <text:p text:style-name="Standard"/>
        <text:p text:style-name="MP5">USTHB/CRI Bab Ezzouar, 16311, Alger</text:p>
        <text:p text:style-name="Standard"><text:span text:style-name="MT2">Email:</text:span><text:span text:style-name="Lien_20_Internet"><text:span text:style-name="MT2">openmindsclub@gmail.com</text:span></text:span></text:p>
        <text:p text:style-name="Standard"><text:span text:style-name="MT2"><text:s/>Web: </text:span><text:span text:style-name="Lien_20_Internet"><text:span text:style-name="MT2">www.openmindsclub.org</text:span></text:span>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3T19:45:00</meta:creation-date>
    <meta:initial-creator>Admin</meta:initial-creator>
    <dc:creator>sam </dc:creator>
    <meta:print-date>2012-01-10T12:46:00</meta:print-date>
    <dc:date>2014-01-15T07:49:47</dc:date>
    <meta:editing-cycles>21</meta:editing-cycles>
    <meta:editing-duration>PT9M36S</meta:editing-duration>
    <meta:generator>LibreOffice/3.5$Linux_x86 LibreOffice_project/350m1$Build-2</meta:generator>
    <meta:document-statistic meta:table-count="0" meta:image-count="2" meta:object-count="0" meta:page-count="1" meta:paragraph-count="14" meta:word-count="125" meta:character-count="863" meta:non-whitespace-character-count="717"/>
    <meta:template xlink:type="simple" xlink:actuate="onRequest" xlink:title="Normal" xlink:href=""/>
  </office:meta>
</office:document-meta>
</file>